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5ac8c"/>
    </style:style>
    <style:style style:name="T2" style:family="text">
      <style:text-properties officeooo:rsid="00072baf"/>
    </style:style>
    <style:style style:name="T3" style:family="text">
      <style:text-properties officeooo:rsid="00085c8f"/>
    </style:style>
    <style:style style:name="T4" style:family="text">
      <style:text-properties officeooo:rsid="0009b3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xin chào a chị, e xin tự giới thiệu e là Dũng, hiện đang là devops engineer của kiotviet</text:p>
      <text:p text:style-name="Standard">e đã có hơn <text:span text:style-name="T1">1 năm kinh nghiệm làm cloud engineer của fsoft cho dự án nước ngoài là AIA với khách hàng là DNA, châu á. Công việc chính của e là operat</text:span><text:span text:style-name="T2">or, nhận xử lý ticket qua email, qua snow service </text:span>Tuân thủ các SLA đã được xác định, đảm bảo rằng các ticket được giải quyết trong thời gian cam kết. các vấn đề liên quan đến quản lý domain dns, quản lý hạ tầng AKS với vai trò là admin, phối hợp vs khách hàng fix lỗi khi có sự cố, xây dựng, nâng cấp hạ tầng AKS, phân quyền,..</text:p>
      <text:p text:style-name="Standard">Sau đó thì e muốn theo hướng là <text:span text:style-name="T3">1 devops để đào sâu hơn xây dựng và phát triển hạ tầng, </text:span><text:span text:style-name="T4">thích viết code, viết auto mation hơn. </text:span></text:p>
      <text:p text:style-name="Standard">Trong <text:span text:style-name="T4">2 năm ở kiotviet, e đã xây dựng được hạ tầng monitor cho team </text:span></text:p>
      <text:p text:style-name="Standard"/>
      <text:p text:style-name="Standard"/>
      <text:p text:style-name="Standard"/>
      <text:p text:style-name="Standard"/>
      <text:p text:style-name="Standard"/>
      <text:p text:style-name="Standard">tối ưu laravel</text:p>
      <text:p text:style-name="Standard">lỗi full disk k8s =&gt; logrotate</text:p>
      <text:p text:style-name="Standard">lỗi Ha</text:p>
      <text:p text:style-name="Standard">lỗi debezium</text:p>
      <text:p text:style-name="Standard"/>
      <text:p text:style-name="Standard">hỏi về VM: các vấn đề monitor VM</text:p>
      <text:p text:style-name="Standard">- monitor VM thì a hỏi là dùng j để monitor hay monitor chỉ số j của VM</text:p>
      <text:p text:style-name="Standard">e thì monitor VM chỉ monitor RAM-CPU, io, network tiêu thụ, up down</text:p>
      <text:p text:style-name="Standard">- còn muốn monitor để chống tấn công ý thì phải hiểu các phương thức tấn công là j</text:p>
      <text:p text:style-name="Standard">- VD đa phần tấn công DDOS thì tấn công mạng network, monitor network lớp 4</text:p>
      <text:p text:style-name="Standard"/>
      <text:p text:style-name="Standard">-git, gitlinit</text:p>
      <text:p text:style-name="Standard"><text:s/>so sánh docker vs v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6T22:58:59.138009982</meta:creation-date>
    <dc:date>2024-06-17T00:12:32.653322884</dc:date>
    <meta:editing-duration>PT52M53S</meta:editing-duration>
    <meta:editing-cycles>2</meta:editing-cycles>
    <meta:generator>LibreOffice/6.4.7.2$Linux_X86_64 LibreOffice_project/40$Build-2</meta:generator>
    <meta:document-statistic meta:table-count="0" meta:image-count="0" meta:object-count="0" meta:page-count="1" meta:paragraph-count="15" meta:word-count="260" meta:character-count="1183" meta:non-whitespace-character-count="935"/>
  </office:meta>
</office:document-meta>
</file>